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Helvetica" svg:font-family="Helvetica"/>
    <style:font-face style:name="Tahoma1" svg:font-family="Tahoma"/>
    <style:font-face style:name="Times" svg:font-family="Times"/>
    <style:font-face style:name="AR PL ShanHeiSun Uni" svg:font-family="'AR PL ShanHeiSun Uni'" style:font-family-generic="system" style:font-pitch="variable"/>
    <style:font-face style:name="DejaVuSans" svg:font-family="DejaVuSan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background-color="#c0c0c0">
        <style:background-image/>
      </style:paragraph-properties>
    </style:style>
    <style:style style:name="P2" style:family="paragraph" style:parent-style-name="Standard">
      <style:paragraph-properties fo:text-align="center" style:justify-single-word="false"/>
      <style:text-properties fo:font-size="15pt" style:font-size-asian="15pt" style:font-size-complex="15pt"/>
    </style:style>
    <style:style style:name="P3" style:family="paragraph" style:parent-style-name="Standard">
      <style:text-properties fo:font-size="12pt" fo:font-style="normal" fo:font-weight="normal" style:font-size-asian="12pt" style:font-style-asian="normal" style:font-weight-asian="normal" style:font-size-complex="12pt" style:font-style-complex="normal" style:font-weight-complex="normal"/>
    </style:style>
    <style:style style:name="P4" style:family="paragraph" style:parent-style-name="Standard">
      <style:paragraph-properties fo:text-align="center" style:justify-single-word="false" fo:break-before="page"/>
      <style:text-properties fo:font-size="15pt" style:font-size-asian="15pt" style:font-size-complex="15pt"/>
    </style:style>
    <style:style style:name="P5" style:family="paragraph" style:parent-style-name="Standard">
      <style:paragraph-properties fo:break-before="page" fo:background-color="#0000ff">
        <style:background-image/>
      </style:paragraph-properties>
      <style:text-properties fo:font-size="18pt" fo:font-style="normal" fo:font-weight="bold" style:font-size-asian="18pt" style:font-style-asian="normal" style:font-weight-asian="bold" style:font-size-complex="18pt" style:font-style-complex="normal" style:font-weight-complex="bold"/>
    </style:style>
    <style:style style:name="P6" style:family="paragraph" style:parent-style-name="Standard">
      <style:paragraph-properties fo:background-color="#0000ff">
        <style:background-image/>
      </style:paragraph-properties>
      <style:text-properties fo:font-size="18pt" fo:font-style="normal" fo:font-weight="bold" style:font-size-asian="18pt" style:font-style-asian="normal" style:font-weight-asian="bold" style:font-size-complex="18pt" style:font-style-complex="normal" style:font-weight-complex="bold"/>
    </style:style>
    <style:style style:name="P7" style:family="paragraph" style:parent-style-name="Standard">
      <style:paragraph-properties fo:background-color="#ffffff">
        <style:background-image/>
      </style:paragraph-properties>
    </style:style>
    <style:style style:name="P8" style:family="paragraph" style:parent-style-name="Standard">
      <style:paragraph-properties fo:background-color="#ffffff">
        <style:background-image/>
      </style:paragraph-properties>
      <style:text-properties fo:font-size="12pt" fo:font-style="normal" fo:font-weight="bold" style:font-size-asian="12pt" style:font-style-asian="normal" style:font-weight-asian="bold" style:font-size-complex="12pt" style:font-style-complex="normal" style:font-weight-complex="bold"/>
    </style:style>
    <style:style style:name="P9" style:family="paragraph" style:parent-style-name="Standard">
      <style:paragraph-properties fo:background-color="#ffffff">
        <style:background-image/>
      </style:paragraph-properties>
      <style:text-properties fo:font-size="12pt" style:font-size-asian="12pt" style:font-size-complex="12pt"/>
    </style:style>
    <style:style style:name="P10" style:family="paragraph" style:parent-style-name="Standard">
      <style:paragraph-properties fo:text-align="center" style:justify-single-word="false"/>
      <style:text-properties fo:color="#0000ff" fo:font-size="66pt" style:font-size-asian="66pt" style:font-size-complex="66pt"/>
    </style:style>
    <style:style style:name="P11" style:family="paragraph" style:parent-style-name="Standard">
      <style:paragraph-properties fo:text-align="center" style:justify-single-word="false"/>
      <style:text-properties fo:font-size="15pt" style:font-size-asian="15pt" style:font-size-complex="15pt"/>
    </style:style>
    <style:style style:name="P12" style:family="paragraph" style:parent-style-name="Standard">
      <style:text-properties fo:font-size="12pt" style:font-size-asian="12pt" style:font-size-complex="12pt"/>
    </style:style>
    <style:style style:name="P13" style:family="paragraph" style:parent-style-name="Standard">
      <style:paragraph-properties fo:text-align="center" style:justify-single-word="false" fo:break-before="page"/>
      <style:text-properties fo:font-size="15pt" style:font-size-asian="15pt" style:font-size-complex="15pt"/>
    </style:style>
    <style:style style:name="P14" style:family="paragraph" style:parent-style-name="Standard">
      <style:paragraph-properties fo:break-before="page" fo:background-color="#0000ff">
        <style:background-image/>
      </style:paragraph-properties>
      <style:text-properties fo:font-size="18pt" fo:font-style="normal" fo:font-weight="bold" style:font-size-asian="18pt" style:font-style-asian="normal" style:font-weight-asian="bold" style:font-size-complex="18pt" style:font-style-complex="normal" style:font-weight-complex="bold"/>
    </style:style>
    <style:style style:name="P15" style:family="paragraph" style:parent-style-name="Standard">
      <style:paragraph-properties fo:background-color="#c0c0c0">
        <style:background-image/>
      </style:paragraph-properties>
    </style:style>
    <style:style style:name="P16" style:family="paragraph" style:parent-style-name="Standard">
      <style:paragraph-properties fo:background-color="#c0c0c0">
        <style:background-image/>
      </style:paragraph-properties>
      <style:text-properties fo:font-size="12pt" style:font-size-asian="12pt" style:font-size-complex="12pt"/>
    </style:style>
    <style:style style:name="T1" style:family="text">
      <style:text-properties fo:font-size="12pt" style:font-size-asian="12pt" style:font-size-complex="12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2"/>
      <text:p text:style-name="P2"/>
      <text:p text:style-name="P2"/>
      <text:p text:style-name="P2"/>
      <text:p text:style-name="P2"/>
      <text:p text:style-name="P2"/>
      <text:p text:style-name="P2"/>
      <text:p text:style-name="P10">Installing kmotion</text:p>
      <text:p text:style-name="P2"/>
      <text:p text:style-name="P2"/>
      <text:p text:style-name="P2"/>
      <text:p text:style-name="P2">Howto install kmotion</text:p>
      <text:p text:style-name="P4"/>
      <text:p text:style-name="P2"/>
      <text:p text:style-name="P2"/>
      <text:p text:style-name="P2"/>
      <text:p text:style-name="P2"/>
      <text:p text:style-name="P2"/>
      <text:p text:style-name="P2"/>
      <text:p text:style-name="P2"/>
      <text:p text:style-name="P10">Configuring</text:p>
      <text:p text:style-name="P10">motion.conf</text:p>
      <text:p text:style-name="P2"/>
      <text:p text:style-name="P2"/>
      <text:p text:style-name="P2"/>
      <text:p text:style-name="P2">How to setup motion.conf for kmotion</text:p>
      <text:p text:style-name="P5">Configuring motion.conf</text:p>
      <text:p text:style-name="P12"/>
      <text:p text:style-name="P16">The relationship between kmotion and motion</text:p>
      <text:p text:style-name="P9"/>
      <text:p text:style-name="P7"><text:span text:style-name="T1">kmotion is a web front end for motion, 99% of all configuration for kmotion is the same as configuration for motion. <text:s/>If you are using motion already skip to <text:s/>the next section, if not browse motions excellent documentation at </text:span><text:a xlink:type="simple" xlink:href="http://www.lavrsen.dk/twiki/bin/view/Motion/WebHome"><text:span text:style-name="T1">http://www.lavrsen.dk/twiki/bin/view/Motion/MotionGuide</text:span></text:a></text:p>
      <text:p text:style-name="P12"/>
      <text:p text:style-name="P16">The case for a Javascript only its implications</text:p>
      <text:p text:style-name="P9"/>
      <text:p text:style-name="P9">In order for kmotion to be viewable on any browser anywhere in the world it must rely on nothing more exotic than Javascript. <text:s/>Locked down cyber cafes will not let you execute a .jar file !</text:p>
      <text:p text:style-name="P9"/>
      <text:p text:style-name="P9">This being the case kmotion requires motion to save its recordings as a sequence of jpegs rather than video. <text:s/>This has two benefits, firstly any browser anywhere can view the images and secondly kmotion archive viewer can playback events at variable speed in both directions. <text:s/></text:p>
      <text:p text:style-name="P9"/>
      <text:p text:style-name="P9">All this with plain old javascript.</text:p>
      <text:p text:style-name="P12"/>
      <text:p text:style-name="P16">Configuring motion.conf</text:p>
      <text:p text:style-name="P9"/>
      <text:p text:style-name="P9">In order for kmotion to display live jpegs from motion and offer event playback motion has to be configured in a certain way. <text:s/></text:p>
      <text:p text:style-name="P9"/>
      <text:p text:style-name="P9">Firstly motion.conf must be configured in thread mode even if you only have one camera. <text:s/></text:p>
      <text:p text:style-name="P9"/>
      <text:p text:style-name="P9">Secondly kmotion has to override five motion.conf options. Namely: jpeg_filename, snapshot_filename, on_event_start, on_event_end, in_picture_save and target_dir.</text:p>
      <text:p text:style-name="P9"/>
      <text:p text:style-name="P9">Last an extra option. <text:s/>To get kmotion to display the cameras description in the top LHS use the kmotion option '#ktext text' inside motion.conf. <text:s/>So if camera 3 is of a garage, in thread 3 you would add the line:</text:p>
      <text:p text:style-name="P9"/>
      <text:p text:style-name="P9">#ktext messy garage</text:p>
      <text:p text:style-name="P9"/>
      <text:p text:style-name="P9">So now you know the restrictions, go configure motion.conf as you normally would, cd to the daemons directory and ./reconfig.py. <text:s/>Lastly point your browser to '<text:a xlink:type="simple" xlink:href="http://localhost/">http://localhost</text:a>' and smile.</text:p>
      <text:p text:style-name="P9"/>
      <text:p text:style-name="P9">If you hit any problems execute 'tail -f /var/log/messages' and all your questions will be answered.</text:p>
      <text:p text:style-name="P12"/>
      <text:p text:style-name="P16">An example motion.conf file</text:p>
      <text:p text:style-name="P9"/>
      <text:p text:style-name="P9">If you are really stuck there is an example motion.conf and motion1.conf file in the examples directory. <text:s/>It is setup for one camera on /dev/video0, 1 snapshot every 300 seconds and 4 frames per second when motion has been detected.</text:p>
      <text:p text:style-name="P9"/>
      <text:p text:style-name="P9">You use it by starting kmotion with ????????????????????????????/ </text:p>
      <text:p text:style-name="P4"/>
      <text:p text:style-name="P2"/>
      <text:p text:style-name="P2"/>
      <text:p text:style-name="P2"/>
      <text:p text:style-name="P2"/>
      <text:p text:style-name="P2"/>
      <text:p text:style-name="P2"/>
      <text:p text:style-name="P2"/>
      <text:p text:style-name="P10">FAQ</text:p>
      <text:p text:style-name="P2"/>
      <text:p text:style-name="P2"/>
      <text:p text:style-name="P2"/>
      <text:p text:style-name="P2">Frequently asked Questions.</text:p>
      <text:p text:style-name="P5">FAQ</text:p>
      <text:p text:style-name="Standard"/>
      <text:p text:style-name="P1">'How do I add a logon user name and password dialogue to the web interface ?'</text:p>
      <text:p text:style-name="Standard"/>
      <text:p text:style-name="Standard"/>
      <text:p text:style-name="Standard"/>
      <text:p text:style-name="Standard"/>
      <text:p text:style-name="Standard"/>
      <text:p text:style-name="Standard"/>
      <text:p text:style-name="Standard"/>
      <text:p text:style-name="Standard"/>
      <text:p text:style-name="Standard"/>
      <text:p text:style-name="P1">'How can I change where the image database is situated ?'</text:p>
      <text:p text:style-name="Standard"/>
      <text:p text:style-name="Standard">Go to the daemons directory and edit 'daemon.rc'. <text:s/>Look for the subsection '[dirs]' and the option 'images_dir = /var/lib/kmotion/images'. Change the path to point to your desired location. <text:s/>Then execute './reconfig.py'</text:p>
      <text:p text:style-name="Standard"/>
      <text:p text:style-name="P1">'How can I change where directory X is situated ?'</text:p>
      <text:p text:style-name="Standard"/>
      <text:p text:style-name="Standard">In exactly the same way as you change where the image database is situated.</text:p>
      <text:p text:style-name="Standard"/>
      <text:p text:style-name="P1">'How can I change where the whole kmotion directory <text:s/>is situated ?'</text:p>
      <text:p text:style-name="Standard"/>
      <text:p text:style-name="Standard">Move the kmotion directory to your desired location. Go to the daemons directory and edit 'daemon.rc'. Look for the subsection '[dirs]' and change all the paths to point to their new locations. Then execute './reconfig.py' </text:p>
      <text:p text:style-name="Standard"/>
      <text:p text:style-name="P1">'How can I change the maximum size of the images database ?'</text:p>
      <text:p text:style-name="Standard"/>
      <text:p text:style-name="Standard">Go to the daemons directory and edit 'daemon.rc'. <text:s/>Look for the subsection '[storage]' and the option 'size_gb = 5'. <text:s/>Change this value to your new maximum size in GB. <text:s/>When the image database grows to 90% of this value the oldest dated jpegs are deleted. <text:s/>Then execute './reconfig.py' </text:p>
      <text:p text:style-name="Standard"/>
      <text:p text:style-name="P1">'How can I change the reporting level of the daemons ?'</text:p>
      <text:p text:style-name="Standard"/>
      <text:p text:style-name="Standard">Go to the daemons directory and edit 'daemon.rc'. <text:s/>Look for the subsection '[debug]' and the option 'log_level = WARN'. <text:s/>Change this value to EMERG, ALERT, CRIT, ERR, WARNING, NOTICE, INFO or DEBUG. <text:s/>Then execute './reconfig.py' . <text:s/>Live logging can be seen by executing 'tail -f /var/log/messages'</text:p>
      <text:p text:style-name="Standard"/>
      <text:p text:style-name="P1">'What else can I change in daemon.rc ?'</text:p>
      <text:p text:style-name="Standard"/>
      <text:p text:style-name="Standard">Nothing. If you change anything else kmotion will crash !</text:p>
      <text:p text:style-name="Standard"/>
      <text:p text:style-name="P1">'How can I change the contents of the kmotion_vhost file ?'</text:p>
      <text:p text:style-name="Standard"/>
      <text:p text:style-name="Standard">The 'kmotion_vhost' file is generated by kmotion from the 'kmotion_vhost_template' file. <text:s/>Go to the 'apache2_config' directory and edit 'kmotion_vhost_template' respecting %xxxx% strings. <text:s/>These strings are expanded to the correct paths when 'kmotion_vhost' is generated. <text:s/>Go to the daemons directory and execute './reconfig.py'. <text:s/>Then restart apache by executing '/etc/init.d/apache2 restart'.</text:p>
      <text:p text:style-name="Standard"/>
      <text:p text:style-name="P1"><text:soft-page-break/>'What is in the misc_config directory ?'</text:p>
      <text:p text:style-name="Standard"/>
      <text:p text:style-name="Standard">The 'misc_config' directory contains configs and files generated and used by kmotion. <text:s/>If you change anything in this directory kmotion will crash !</text:p>
      <text:p text:style-name="Standard"/>
      <text:p text:style-name="Standard"/>
      <text:p text:style-name="P4"/>
      <text:p text:style-name="P2"/>
      <text:p text:style-name="P2"/>
      <text:p text:style-name="P2"/>
      <text:p text:style-name="P2"/>
      <text:p text:style-name="P2"/>
      <text:p text:style-name="P2"/>
      <text:p text:style-name="P2"/>
      <text:p text:style-name="P10">Developers</text:p>
      <text:p text:style-name="P10">Information</text:p>
      <text:p text:style-name="P2"/>
      <text:p text:style-name="P2"/>
      <text:p text:style-name="P2"/>
      <text:p text:style-name="P2">An overview of kmotions image database structure, python back end</text:p>
      <text:p text:style-name="P2"><text:s/>&amp; PHP/Javascript front end.</text:p>
      <text:p text:style-name="P5">The images database</text:p>
      <text:p text:style-name="Standard"/>
      <text:p text:style-name="Standard">kmotion uses a custom database structure consisting of nested directories to store motion generated jpegs.</text:p>
      <text:p text:style-name="Standard"/>
      <text:p text:style-name="P1">The images top level directory .../images/ contains </text:p>
      <text:p text:style-name="Standard"/>
      <text:p text:style-name="Standard">Multiple date directory's in the form 'YYYYMMDD'. kmotion catalogues all images at this level by their date of capture.</text:p>
      <text:p text:style-name="Standard"><text:s text:c="2"/></text:p>
      <text:p text:style-name="Standard">An 'events' directory. This directory holds flags that are created and deleted as motion is detected and cleared. <text:s/>The flags consist of number filenames with zero length. For example if the 'events' directory contains '2' and '5' motion has detected motion in threads 2 and 5. The flags are created and deleted by motions 'on_event_start' and 'on_event_end' directives.</text:p>
      <text:p text:style-name="Standard"/>
      <text:p text:style-name="Standard">A soft link called 'lastsnap.jpg'. This is a link generated by motion to point to the latest jpeg. It is not used by kmotion.</text:p>
      <text:p text:style-name="Standard"/>
      <text:p text:style-name="P1">The images first nested directory .../images/YYYYMMDD/ contains</text:p>
      <text:p text:style-name="Standard"/>
      <text:p text:style-name="Standard">Multiple thread directories in the form 'NN'. kmotion catalogues all images at this level by their thread or feed number as a two digit number.</text:p>
      <text:p text:style-name="Standard"/>
      <text:p text:style-name="Standard">A file called 'size' containing an integer number. This number is the latest estimate of the number of bytes held in the current directory. The current days 'size' <text:s/>is updated every 15 mins by 'kmotion_hkd1.py'. The value of each 'size' file in each of the available date directories is added together to decide if culling of the oldest dated directories is necessary. <text:s/>This is also performed by 'kmotion_hkd1.py'</text:p>
      <text:p text:style-name="Standard"/>
      <text:p text:style-name="P1">The images second nested directory .../images/YYYYMMDD/NN/ contains</text:p>
      <text:p text:style-name="Standard"/>
      <text:p text:style-name="Standard">A file called 'last_jpeg' containing a path and filename. This points to the last jpeg for this particular thread or feed. <text:s/>It points to a jpeg in either the 'tmp' or 'video' directories. This file is updated by motions 'on_picture_save' directive. <text:s/>It is used by the PHP/Javascript front end to refresh the display with the latest jpeg.</text:p>
      <text:p text:style-name="Standard"/>
      <text:p text:style-name="Standard">A file called 'journal_snap' containing a coded string with the format #&lt;start second&gt;$&lt;interval seconds&gt; ie #193735$300, possibly repeated several times. This equation defines the motion snapshot jpeg filenames. ie #193735$300 would mean that the following jpegs exist 193735.jpg, 194035.jpg, 194335.jpg etc (An exception being if a video directory has already been created, see below). <text:s/>'journal_snap' is updated by 'kmotion_hkd2'. <text:s/>Multiple instances of coded strings in 'journal_snap' occur when kmotions configs have been re-loaded.</text:p>
      <text:p text:style-name="Standard"/>
      <text:p text:style-name="P1">The images third nested directory .../images/YYYYMMDD/NN/tmp contains</text:p>
      <text:p text:style-name="Standard"/>
      <text:p text:style-name="Standard">A 'tmp' directory. <text:s/>This directory contains between 4 and 6 ... 8 jpegs and acts as a buffer. <text:s/>motion snapshots are generated every second and stored 'tmp' by the 'snapshot_filename' operator. The 'last_jpeg' file may well point to a file in 'tmp'. <text:s/>'kmotion_hkd2' 'sanitises' the time stamps on these jpegs and, providing there are no video directories already created and the snapshot interval is correct, moves the jpegs to the video directory. <text:s/>The 'sanitisation' ensures that the <text:s/>'journal_snap' equations predicted jpegs always exist. <text:s/>In addition the buffering allows motions 'jpeg_filename' to lay down video directories first before 'kmotion_hkd2' attempts to move the jpeg and it ensures that <text:soft-page-break/>any jpegs pointed to by 'last_jpeg' are around long enough to be used by the PHP/Javascript front end.</text:p>
      <text:p text:style-name="Standard"/>
      <text:p text:style-name="P1">The images third nested directory .../images/YYYYMMDD/NN/video contains</text:p>
      <text:p text:style-name="Standard"/>
      <text:p text:style-name="Standard">Multiple time directory's in the form 'HHMMSS' and multiple jpegs in the form 'HHMMSS.jpg'. <text:s/>The jpegs are motion snapshots every interval seconds as defined in the 'journal_snap' coded string. <text:s/>jpegs whose filenames clash with a directory in the form 'HHMMSS' are skipped.. The 'last_jpeg' file may well point to a file in 'video'.</text:p>
      <text:p text:style-name="Standard"/>
      <text:p text:style-name="P1">The images fourth nested directory .../images/YYYYMMDD/NN/HHMMSS contains</text:p>
      <text:p text:style-name="Standard"/>
      <text:p text:style-name="Standard">Multiple jpegs in the form NN.jpg. These are created by motions 'jpeg_filename' directive and represent high frame rate 'video' when motion has been detected. <text:s/>The 'last_jpeg' file may well point to a file in 'HHMMSS'.</text:p>
      <text:p text:style-name="P3"/>
      <text:p text:style-name="P5">The Python back end</text:p>
      <text:p text:style-name="Standard"/>
      <text:p text:style-name="Standard">kmotion uses two python daemons as a back end to perform housekeeping duties, they are called 'kmotion_hkd1.py' and 'kmotion_hkd2.py'. <text:s/>The hkd part standing for House Keeping Daemon !</text:p>
      <text:p text:style-name="Standard"/>
      <text:p text:style-name="P1">'kmotion_hkd1'</text:p>
      <text:p text:style-name="Standard"/>
      <text:p text:style-name="Standard">'kmotion_hkd1.py' is the master daemon running on a 15 minutes cycle. <text:s/>It calculates the size of today's jpegs in the images database and updates the 'size' file for today. It then adds the values of all 'size' files for all available days and culls the oldest images if the database has grown too large.</text:p>
      <text:p text:style-name="Standard"/>
      <text:p text:style-name="Standard">In addition 'kmotion_hkd1.py' checks that 'kmotion_hkd2.py' and 'motion' are both running, restarting them if for any reason they have ceased.</text:p>
      <text:p text:style-name="Standard"/>
      <text:p text:style-name="Standard">On a SIGHUP 'kmotion_hkd1.py' reloads its config from 'rc.daemon'</text:p>
      <text:p text:style-name="Standard"/>
      <text:p text:style-name="P1">'kmotion_hkd2'</text:p>
      <text:p text:style-name="Standard"/>
      <text:p text:style-name="Standard">'kmotion_hkd2.py' checks and creates critical directories in the images database on a date change. These files would normally be created by 'motion' <text:s/>but <text:s/>it is possible that 'kmotion_hkd2.py' runs before 'motion' has a chance to create them..</text:p>
      <text:p text:style-name="Standard"/>
      <text:p text:style-name="Standard">'kmotion_hkd2.py' creates the 'journal_snap' files as detailed in the images database section. <text:s/>It deletes, moves or copies jpegs from the 'tmp' directory's to the 'video' directory's depending on the requested snapshot interval providing a 'sanitised' database consistent with the 'journal_snap' file. </text:p>
      <text:p text:style-name="Standard"/>
      <text:p text:style-name="Standard">On a SIGHUP 'kmotion_hkd2.py' reloads its config from 'daemon.rc' and updates 'journal_snap' </text:p>
      <text:p text:style-name="Standard">On a SIGKILL 'kmotion_hkd2.py' updates 'journal_snap' with a dummy string representing no further images are stored here ie #HHMMSS$86400. <text:s/>See the images database section for details.</text:p>
      <text:p text:style-name="Standard"/>
      <text:p text:style-name="P1">Generating configs ...</text:p>
      <text:p text:style-name="Standard"/>
      <text:p text:style-name="Standard">kmotion can be installed anywhere on your system. One of the side effects of this is that certain config files have to be generated by kmotion on startup. <text:s/>The one constant config file is 'daemon.rc' which is located in the daemons directory and accessed by the daemons with a relative path './'</text:p>
      <text:p text:style-name="Standard"/>
      <text:p text:style-name="Standard">'gen_start_sh' generates the 'kmotion_start.sh' bash script that can be called from anywhere, it cd's to the daemon directory and calls 'daemon_start.py'</text:p>
      <text:p text:style-name="Standard"/>
      <text:p text:style-name="Standard">'gen_vhost' reads 'daemon.rc' and creates a vhost file 'kmotion_vhost' from 'kmotion_vhost_template' with paths expanded as defined in 'daemon.rc'</text:p>
      <text:p text:style-name="Standard"/>
      <text:p text:style-name="Standard">'gen_rc_motion' reads in both 'daemon.rc' and 'motions' 'motion.conf'. <text:s/>It generates 'www.rc' for the PHP/Javascript front end and a modified version of 'motion.conf' for 'motion' to execute complete with paths expanded as defined in 'daemon.rc'</text:p>
      <text:p text:style-name="Standard"/>
      <text:p text:style-name="P1">Tools ...</text:p>
      <text:p text:style-name="Standard"/>
      <text:p text:style-name="Standard">There is one useful command line tool that I use to debug the back end.</text:p>
      <text:p text:style-name="Standard"/>
      <text:p text:style-name="Standard">'daemon_manual.py' gives you control of the daemons and reports on the daemons status, you can start, stop and reload their configs. <text:s/>In addition motion status lines show if there is a 'motion.conf' <text:s text:c="2"/><text:soft-page-break/>error.</text:p>
      <text:p text:style-name="Standard"/>
      <text:p text:style-name="Standard">/var/log/mess ????????????????????????????????????????????</text:p>
      <text:p text:style-name="Standard"/>
      <text:p text:style-name="P6">The PHP/Javascript front end</text:p>
      <text:p text:style-name="P8"/>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Helvetica" svg:font-family="Helvetica"/>
    <style:font-face style:name="Tahoma1" svg:font-family="Tahoma"/>
    <style:font-face style:name="Times" svg:font-family="Times"/>
    <style:font-face style:name="AR PL ShanHeiSun Uni" svg:font-family="'AR PL ShanHeiSun Uni'" style:font-family-generic="system" style:font-pitch="variable"/>
    <style:font-face style:name="DejaVuSans" svg:font-family="DejaVu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fo:font-size="12pt" fo:language="en" fo:country="GB" style:letter-kerning="true" style:font-name-asian="DejaVuSan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AR PL ShanHeiSun Un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Tim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Tahoma1"/>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false"/>
    </style:default-page-layout>
  </office:styles>
  <office:automatic-styles>
    <style:page-layout style:name="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layout-grid-square-mode="false"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creation-date>2008-03-11T13:12:47</meta:creation-date>
    <dc:date>2008-03-14T14:10:46</dc:date>
    <meta:editing-cycles>59</meta:editing-cycles>
    <meta:editing-duration>PT9H30M12S</meta:editing-duration>
    <meta:user-defined meta:name="Info 1"/>
    <meta:user-defined meta:name="Info 2"/>
    <meta:user-defined meta:name="Info 3"/>
    <meta:user-defined meta:name="Info 4"/>
    <meta:document-statistic meta:table-count="0" meta:image-count="0" meta:object-count="0" meta:page-count="11" meta:paragraph-count="87" meta:word-count="1903" meta:character-count="11648"/>
  </office:meta>
</office:document-meta>
</file>